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22" style:family="graphic" style:parent-style-name="objectwithoutfill">
      <style:graphic-properties draw:stroke="dash" draw:stroke-dash="Fine_20_Dashed" svg:stroke-width="0.051cm" svg:stroke-color="#000000" draw:marker-start="Triangle_20_unfilled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25" style:family="graphic" style:parent-style-name="objectwithoutfill">
      <style:graphic-properties draw:stroke="dash" draw:stroke-dash="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dash" draw:stroke-dash="Fine_20_Dashed"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4cm" fo:min-width="4.189cm"/>
    </style:style>
    <style:style style:name="gr2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29cm" fo:min-width="4.45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3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4.40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gr34" style:family="graphic" style:parent-style-name="objectwithoutfill">
      <style:graphic-properties draw:stroke="dash" draw:stroke-dash="Fine_20_Dashed" svg:stroke-width="0.051cm" svg:stroke-color="#000000" draw:marker-start-width="0.355cm" draw:marker-end="Triangle_20_unfilled" draw:marker-end-width="0.457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Fine_20_Dashed" svg:stroke-width="0.051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161cm" fo:min-width="3.896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4.845cm"/>
    </style:style>
    <style:style style:name="gr3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556cm" svg:height="1.673cm" svg:x="2.143cm" svg:y="1.762cm">
          <draw:text-box>
            <text:p>εικονική επιχείριση</text:p>
          </draw:text-box>
        </draw:frame>
        <draw:frame draw:style-name="gr2" draw:text-style-name="P1" xml:id="id2" draw:id="id2" draw:layer="layout" svg:width="3.575cm" svg:height="0.962cm" svg:x="2.378cm" svg:y="5.826cm">
          <draw:text-box>
            <text:p>επιχείρηση</text:p>
          </draw:text-box>
        </draw:frame>
        <draw:frame draw:style-name="gr3" draw:text-style-name="P1" xml:id="id3" draw:id="id3" draw:layer="layout" svg:width="4.041cm" svg:height="0.962cm" svg:x="2.197cm" svg:y="9.255cm">
          <draw:text-box>
            <text:p>εργαζόμενος</text:p>
          </draw:text-box>
        </draw:frame>
        <draw:frame draw:style-name="gr4" draw:text-style-name="P1" xml:id="id5" draw:id="id5" draw:layer="layout" svg:width="2.17cm" svg:height="0.962cm" svg:x="9.89cm" svg:y="11.922cm">
          <draw:text-box>
            <text:p>ρόλος</text:p>
          </draw:text-box>
        </draw:frame>
        <draw:frame draw:style-name="gr5" draw:text-style-name="P1" draw:layer="layout" svg:width="0.502cm" svg:height="1.187cm" svg:x="16.494cm" svg:y="18.018cm">
          <draw:text-box>
            <text:p/>
          </draw:text-box>
        </draw:frame>
        <draw:frame draw:style-name="gr6" draw:text-style-name="P1" xml:id="id4" draw:id="id4" draw:layer="layout" svg:width="3.321cm" svg:height="0.962cm" svg:x="2.197cm" svg:y="13.638cm">
          <draw:text-box>
            <text:p>προσόντα</text:p>
          </draw:text-box>
        </draw:frame>
        <draw:frame draw:style-name="gr7" draw:text-style-name="P1" draw:layer="layout" svg:width="4.088cm" svg:height="0.962cm" svg:x="4.124cm" svg:y="4.256cm">
          <draw:text-box>
            <text:p>(αποτελείται)</text:p>
          </draw:text-box>
        </draw:frame>
        <draw:frame draw:style-name="gr8" draw:text-style-name="P1" draw:layer="layout" svg:width="2.538cm" svg:height="0.962cm" svg:x="4.302cm" svg:y="7.35cm">
          <draw:text-box>
            <text:p>(μέλος)</text:p>
          </draw:text-box>
        </draw:frame>
        <draw:frame draw:style-name="gr9" draw:text-style-name="P1" draw:layer="layout" svg:width="1.967cm" svg:height="0.962cm" svg:x="2.183cm" svg:y="11.033cm">
          <draw:text-box>
            <text:p>(έχει)</text:p>
          </draw:text-box>
        </draw:frame>
        <draw:frame draw:style-name="gr10" draw:text-style-name="P1" draw:layer="layout" svg:width="4.494cm" svg:height="0.962cm" svg:x="7.304cm" svg:y="10.328cm">
          <draw:text-box>
            <text:p>(αναλαμβάνει)</text:p>
          </draw:text-box>
        </draw:frame>
        <draw:connector draw:style-name="gr11" draw:text-style-name="P2" draw:layer="layout" draw:type="line" svg:x1="3.921cm" svg:y1="3.435cm" svg:x2="4.165cm" svg:y2="5.826cm" draw:start-shape="id1" draw:end-shape="id2" draw:end-glue-point="0" svg:d="M3921 3435l244 2391" svg:viewBox="0 0 245 2392">
          <text:p/>
        </draw:connector>
        <draw:connector draw:style-name="gr11" draw:text-style-name="P2" draw:layer="layout" draw:type="line" svg:x1="4.217cm" svg:y1="9.255cm" svg:x2="4.165cm" svg:y2="6.788cm" draw:start-shape="id3" draw:start-glue-point="0" draw:end-shape="id2" draw:end-glue-point="2" svg:d="M4217 9255l-52-2467" svg:viewBox="0 0 53 2468">
          <text:p/>
        </draw:connector>
        <draw:connector draw:style-name="gr11" draw:text-style-name="P2" draw:layer="layout" draw:type="line" svg:x1="4.217cm" svg:y1="10.217cm" svg:x2="3.857cm" svg:y2="13.638cm" draw:start-shape="id3" draw:start-glue-point="2" draw:end-shape="id4" draw:end-glue-point="0" svg:d="M4217 10217l-360 3421" svg:viewBox="0 0 361 3422">
          <text:p/>
        </draw:connector>
        <draw:connector draw:style-name="gr11" draw:text-style-name="P2" draw:layer="layout" draw:type="line" svg:x1="4.217cm" svg:y1="10.217cm" svg:x2="9.89cm" svg:y2="12.403cm" draw:start-shape="id3" draw:start-glue-point="2" draw:end-shape="id5" svg:d="M4217 10217l5673 2186" svg:viewBox="0 0 5674 2187">
          <text:p/>
        </draw:connector>
        <draw:connector draw:style-name="gr11" draw:text-style-name="P2" draw:layer="layout" draw:type="line" svg:x1="9.89cm" svg:y1="12.403cm" svg:x2="5.518cm" svg:y2="14.119cm" draw:start-shape="id5" draw:start-glue-point="3" draw:end-shape="id4" draw:end-glue-point="1" svg:d="M9890 12403l-4372 1716" svg:viewBox="0 0 4373 1717">
          <text:p/>
        </draw:connector>
        <draw:frame draw:style-name="gr12" draw:text-style-name="P1" draw:layer="layout" svg:width="2.902cm" svg:height="0.962cm" svg:x="7.339cm" svg:y="13.4cm">
          <draw:text-box>
            <text:p>(απαιτεί)</text:p>
          </draw:text-box>
        </draw:frame>
        <draw:frame draw:style-name="gr13" draw:text-style-name="P1" xml:id="id7" draw:id="id7" draw:layer="layout" svg:width="1.905cm" svg:height="1.016cm" svg:x="21.701cm" svg:y="1.635cm">
          <draw:text-box>
            <text:p>έργο</text:p>
          </draw:text-box>
        </draw:frame>
        <draw:frame draw:style-name="gr14" draw:text-style-name="P1" xml:id="id6" draw:id="id6" draw:layer="layout" svg:width="3.302cm" svg:height="0.962cm" svg:x="20.431cm" svg:y="4.429cm">
          <draw:text-box>
            <text:p>υπο-έργο</text:p>
          </draw:text-box>
        </draw:frame>
        <draw:frame draw:style-name="gr14" draw:text-style-name="P1" xml:id="id8" draw:id="id8" draw:layer="layout" svg:width="3.302cm" svg:height="0.962cm" svg:x="19.626cm" svg:y="7.531cm">
          <draw:text-box>
            <text:p>διεργασία</text:p>
          </draw:text-box>
        </draw:frame>
        <draw:frame draw:style-name="gr1" draw:text-style-name="P1" xml:id="id10" draw:id="id10" draw:layer="layout" svg:width="3.81cm" svg:height="1.673cm" svg:x="20.55cm" svg:y="12.522cm">
          <draw:text-box>
            <text:p>σχεδιασμός υλικών</text:p>
          </draw:text-box>
        </draw:frame>
        <draw:frame draw:style-name="gr1" draw:text-style-name="P1" xml:id="id9" draw:id="id9" draw:layer="layout" svg:width="5.715cm" svg:height="1.673cm" svg:x="12.884cm" svg:y="10.076cm">
          <draw:text-box>
            <text:p>προγραμματισμός παραγωγής</text:p>
          </draw:text-box>
        </draw:frame>
        <draw:frame draw:style-name="gr1" draw:text-style-name="P1" xml:id="id11" draw:id="id11" draw:layer="layout" svg:width="4.953cm" svg:height="1.673cm" svg:x="16.254cm" svg:y="14.322cm">
          <draw:text-box>
            <text:p>διαχείριση διαδ. παραγωγής</text:p>
          </draw:text-box>
        </draw:frame>
        <draw:frame draw:style-name="gr7" draw:text-style-name="P1" draw:layer="layout" svg:width="4.088cm" svg:height="0.962cm" svg:x="16.978cm" svg:y="5.826cm">
          <draw:text-box>
            <text:p>(αποτελείται)</text:p>
          </draw:text-box>
        </draw:frame>
        <draw:frame draw:style-name="gr15" draw:text-style-name="P1" draw:layer="layout" svg:width="2.589cm" svg:height="0.962cm" svg:x="19.31cm" svg:y="3.005cm">
          <draw:text-box>
            <text:p>(μέρος)</text:p>
          </draw:text-box>
        </draw:frame>
        <draw:frame draw:style-name="gr16" draw:text-style-name="P1" draw:layer="layout" svg:width="2.174cm" svg:height="0.962cm" svg:x="17.63cm" svg:y="11.451cm">
          <draw:text-box>
            <text:p>(είναι)</text:p>
          </draw:text-box>
        </draw:frame>
        <draw:frame draw:style-name="gr16" draw:text-style-name="P1" draw:layer="layout" svg:width="2.174cm" svg:height="0.962cm" svg:x="21.955cm" svg:y="9.817cm">
          <draw:text-box>
            <text:p>(είναι)</text:p>
          </draw:text-box>
        </draw:frame>
        <draw:frame draw:style-name="gr16" draw:text-style-name="P1" draw:layer="layout" svg:width="2.174cm" svg:height="0.962cm" svg:x="16.425cm" svg:y="8.385cm">
          <draw:text-box>
            <text:p>(είναι)</text:p>
          </draw:text-box>
        </draw:frame>
        <draw:connector draw:style-name="gr11" draw:text-style-name="P2" draw:layer="layout" draw:type="line" svg:x1="22.082cm" svg:y1="4.429cm" svg:x2="22.653cm" svg:y2="2.651cm" draw:start-shape="id6" draw:start-glue-point="0" draw:end-shape="id7" draw:end-glue-point="2" svg:d="M22082 4429l571-1778" svg:viewBox="0 0 572 1779">
          <text:p/>
        </draw:connector>
        <draw:connector draw:style-name="gr11" draw:text-style-name="P2" draw:layer="layout" draw:type="line" svg:x1="22.082cm" svg:y1="5.391cm" svg:x2="21.277cm" svg:y2="7.531cm" draw:start-shape="id6" draw:start-glue-point="2" draw:end-shape="id8" draw:end-glue-point="0" svg:d="M22082 5391l-805 2140" svg:viewBox="0 0 806 2141">
          <text:p/>
        </draw:connector>
        <draw:connector draw:style-name="gr11" draw:text-style-name="P2" draw:layer="layout" draw:type="line" svg:x1="21.277cm" svg:y1="8.493cm" svg:x2="15.741cm" svg:y2="10.076cm" draw:start-shape="id8" draw:start-glue-point="2" draw:end-shape="id9" draw:end-glue-point="0" svg:d="M21277 8493l-5536 1583" svg:viewBox="0 0 5537 1584">
          <text:p/>
        </draw:connector>
        <draw:connector draw:style-name="gr11" draw:text-style-name="P2" draw:layer="layout" draw:type="line" svg:x1="21.277cm" svg:y1="8.493cm" svg:x2="22.455cm" svg:y2="12.522cm" draw:start-shape="id8" draw:start-glue-point="2" draw:end-shape="id10" svg:d="M21277 8493l1178 4029" svg:viewBox="0 0 1179 4030">
          <text:p/>
        </draw:connector>
        <draw:connector draw:style-name="gr11" draw:text-style-name="P2" draw:layer="layout" draw:type="line" svg:x1="21.277cm" svg:y1="8.493cm" svg:x2="18.73cm" svg:y2="14.322cm" draw:start-shape="id8" draw:start-glue-point="2" draw:end-shape="id11" draw:end-glue-point="0" svg:d="M21277 8493l-2547 5829" svg:viewBox="0 0 2548 5830">
          <text:p/>
        </draw:connector>
        <draw:frame draw:style-name="gr1" draw:text-style-name="P3" draw:layer="layout" svg:width="4.064cm" svg:height="1.673cm" svg:x="7.285cm" svg:y="1.262cm">
          <draw:text-box>
            <text:p><text:span text:style-name="T1">Οργανωτική οντολογία</text:span></text:p>
          </draw:text-box>
        </draw:frame>
        <draw:frame draw:style-name="gr1" draw:text-style-name="P3" draw:layer="layout" svg:width="4.064cm" svg:height="1.673cm" svg:x="13.838cm" svg:y="1.286cm">
          <draw:text-box>
            <text:p><text:span text:style-name="T1">Οντολογία διεργασιών</text:span></text:p>
          </draw:text-box>
        </draw:frame>
        <draw:frame draw:style-name="gr17" draw:text-style-name="P1" xml:id="id12" draw:id="id12" draw:layer="layout" svg:width="3.254cm" svg:height="0.962cm" svg:x="10.752cm" svg:y="18.318cm">
          <draw:text-box>
            <text:p>ποδήλατο</text:p>
          </draw:text-box>
        </draw:frame>
        <draw:frame draw:style-name="gr18" draw:text-style-name="P1" xml:id="id14" draw:id="id14" draw:layer="layout" svg:width="3.389cm" svg:height="0.962cm" svg:x="3.352cm" svg:y="25.571cm">
          <draw:text-box>
            <text:p>συμβατικό</text:p>
          </draw:text-box>
        </draw:frame>
        <draw:frame draw:style-name="gr19" draw:text-style-name="P1" xml:id="id13" draw:id="id13" draw:layer="layout" svg:width="5.988cm" svg:height="0.962cm" svg:x="2.086cm" svg:y="21.196cm">
          <draw:text-box>
            <text:p>μη-υποβοηθούμενο</text:p>
          </draw:text-box>
        </draw:frame>
        <draw:frame draw:style-name="gr1" draw:text-style-name="P1" xml:id="id15" draw:id="id15" draw:layer="layout" svg:width="5.061cm" svg:height="1.673cm" svg:x="16.505cm" svg:y="21.088cm">
          <draw:text-box>
            <text:p>υποβοηθούμενο ποδήλατο</text:p>
          </draw:text-box>
        </draw:frame>
        <draw:frame draw:style-name="gr1" draw:text-style-name="P1" xml:id="id16" draw:id="id16" draw:layer="layout" svg:width="3.305cm" svg:height="1.673cm" svg:x="17.199cm" svg:y="24.338cm">
          <draw:text-box>
            <text:p>ηλεκτρικό ποδήλατο</text:p>
          </draw:text-box>
        </draw:frame>
        <draw:frame draw:style-name="gr20" draw:text-style-name="P1" xml:id="id17" draw:id="id17" draw:layer="layout" svg:width="5.493cm" svg:height="0.962cm" svg:x="16.068cm" svg:y="28.173cm">
          <draw:text-box>
            <text:p>ηλεκτροκινητήρας</text:p>
          </draw:text-box>
        </draw:frame>
        <draw:connector draw:style-name="gr11" draw:text-style-name="P2" draw:layer="layout" draw:type="line" svg:x1="12.379cm" svg:y1="19.28cm" svg:x2="5.08cm" svg:y2="21.196cm" draw:start-shape="id12" draw:start-glue-point="2" draw:end-shape="id13" draw:end-glue-point="0" svg:d="M12379 19280l-7299 1916" svg:viewBox="0 0 7300 1917">
          <text:p/>
        </draw:connector>
        <draw:connector draw:style-name="gr11" draw:text-style-name="P2" draw:layer="layout" draw:type="line" svg:x1="5.08cm" svg:y1="22.158cm" svg:x2="5.046cm" svg:y2="25.571cm" draw:start-shape="id13" draw:start-glue-point="2" draw:end-shape="id14" draw:end-glue-point="0" svg:d="M5080 22158l-34 3413" svg:viewBox="0 0 35 3414">
          <text:p/>
        </draw:connector>
        <draw:connector draw:style-name="gr11" draw:text-style-name="P2" draw:layer="layout" draw:type="line" svg:x1="12.379cm" svg:y1="19.28cm" svg:x2="19.035cm" svg:y2="21.088cm" draw:start-shape="id12" draw:start-glue-point="2" draw:end-shape="id15" draw:end-glue-point="0" svg:d="M12379 19280l6656 1808" svg:viewBox="0 0 6657 1809">
          <text:p/>
        </draw:connector>
        <draw:connector draw:style-name="gr11" draw:text-style-name="P2" draw:layer="layout" draw:type="line" svg:x1="19.035cm" svg:y1="22.761cm" svg:x2="18.851cm" svg:y2="24.338cm" draw:start-shape="id15" draw:start-glue-point="2" draw:end-shape="id16" svg:d="M19035 22761l-184 1577" svg:viewBox="0 0 185 1578">
          <text:p/>
        </draw:connector>
        <draw:connector draw:style-name="gr11" draw:text-style-name="P2" draw:layer="layout" draw:type="line" svg:x1="18.851cm" svg:y1="26.011cm" svg:x2="18.814cm" svg:y2="28.173cm" draw:start-shape="id16" draw:start-glue-point="2" draw:end-shape="id17" svg:d="M18851 26011l-37 2162" svg:viewBox="0 0 38 2163">
          <text:p/>
        </draw:connector>
        <draw:frame draw:style-name="gr21" draw:text-style-name="P1" draw:layer="layout" svg:width="3.859cm" svg:height="0.962cm" svg:x="5.682cm" svg:y="23.084cm">
          <draw:text-box>
            <text:p>(συνώνυμο)</text:p>
          </draw:text-box>
        </draw:frame>
        <draw:connector draw:style-name="gr22" draw:text-style-name="P2" draw:layer="layout" draw:type="curve" draw:line-skew="-2.674cm" svg:x1="5.08cm" svg:y1="21.196cm" svg:x2="19.035cm" svg:y2="21.088cm" draw:start-shape="id13" draw:start-glue-point="0" draw:end-shape="id15" svg:d="M5080 21196c0-4923 13955-4869 13955-108" svg:viewBox="0 0 13956 3687">
          <text:p/>
        </draw:connector>
        <draw:frame draw:style-name="gr23" draw:text-style-name="P1" draw:layer="layout" svg:width="2.767cm" svg:height="0.962cm" svg:x="7.613cm" svg:y="16.702cm">
          <draw:text-box>
            <text:p>(ένωση)</text:p>
          </draw:text-box>
        </draw:frame>
        <draw:connector draw:style-name="gr22" draw:text-style-name="P2" draw:layer="layout" draw:type="line" svg:x1="8.074cm" svg:y1="21.677cm" svg:x2="16.505cm" svg:y2="21.924cm" draw:start-shape="id13" draw:start-glue-point="1" draw:end-shape="id15" draw:end-glue-point="3" svg:d="M8074 21677l8431 247" svg:viewBox="0 0 8432 248">
          <text:p/>
        </draw:connector>
        <draw:frame draw:style-name="gr24" draw:text-style-name="P1" draw:layer="layout" svg:width="4.723cm" svg:height="0.962cm" svg:x="9.106cm" svg:y="20.639cm">
          <draw:text-box>
            <text:p>(συμπλήρωμα)</text:p>
          </draw:text-box>
        </draw:frame>
        <draw:frame draw:style-name="gr16" draw:text-style-name="P1" draw:layer="layout" svg:width="2.174cm" svg:height="0.962cm" svg:x="19.288cm" svg:y="23.025cm">
          <draw:text-box>
            <text:p>(είναι)</text:p>
          </draw:text-box>
        </draw:frame>
        <draw:frame draw:style-name="gr9" draw:text-style-name="P1" draw:layer="layout" svg:width="1.967cm" svg:height="0.962cm" svg:x="19.4cm" svg:y="26.2cm">
          <draw:text-box>
            <text:p>(έχει)</text:p>
          </draw:text-box>
        </draw:frame>
        <draw:connector draw:style-name="gr25" draw:text-style-name="P2" draw:layer="layout" draw:type="curve" svg:x1="22.455cm" svg:y1="14.195cm" svg:x2="21.561cm" svg:y2="28.654cm" draw:start-shape="id10" draw:start-glue-point="2" draw:end-shape="id17" draw:end-glue-point="1" svg:d="M22455 14195c0 9640-298 14459-894 14459" svg:viewBox="0 0 895 14460">
          <text:p/>
        </draw:connector>
        <draw:line draw:style-name="gr26" draw:text-style-name="P2" draw:layer="layout" svg:x1="1.508cm" svg:y1="16.24cm" svg:x2="23.987cm" svg:y2="16.24cm">
          <text:p/>
        </draw:line>
        <draw:line draw:style-name="gr26" draw:text-style-name="P2" draw:layer="layout" svg:x1="12.654cm" svg:y1="0.97cm" svg:x2="12.654cm" svg:y2="16.21cm">
          <text:p/>
        </draw:line>
        <draw:frame draw:style-name="gr1" draw:text-style-name="P3" draw:layer="layout" svg:width="4.064cm" svg:height="1.673cm" svg:x="2.016cm" svg:y="16.726cm">
          <draw:text-box>
            <text:p><text:span text:style-name="T1">Οντολογία προϊόντων</text:span></text:p>
          </draw:text-box>
        </draw:frame>
        <draw:frame draw:style-name="gr27" draw:text-style-name="P1" draw:layer="layout" svg:width="3.454cm" svg:height="1.673cm" draw:transform="rotate (-1.57201805727129) translate (26.586cm 14.623cm)">
          <draw:text-box>
            <text:p>ΕΠΙΠΕΔΟ</text:p>
            <text:p>ΕΝΝΟΙΩΝ</text:p>
          </draw:text-box>
        </draw:frame>
        <draw:frame draw:style-name="gr28" draw:text-style-name="P1" draw:layer="layout" svg:width="4.689cm" svg:height="1.834cm" draw:transform="rotate (-1.57201805727129) translate (26.586cm 29.523cm)">
          <draw:text-box>
            <text:p>ΕΠΙΠΕΔΟ</text:p>
            <text:p>ΕΥΡΕΤΗΡΙΩΝ</text:p>
          </draw:text-box>
        </draw:frame>
        <draw:custom-shape draw:style-name="gr29" draw:text-style-name="P2" xml:id="id19" draw:id="id19" draw:layer="layout" svg:width="4.953cm" svg:height="2.54cm" svg:x="2.197cm" svg:y="30.88cm">
          <text:p/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4.21cm" svg:height="1.905cm" svg:x="2.713cm" svg:y="31.234cm">
          <draw:text-box>
            <text:p>ευρετήριο</text:p>
            <text:p>διαδικασιών</text:p>
          </draw:text-box>
        </draw:frame>
        <draw:custom-shape draw:style-name="gr31" draw:text-style-name="P2" xml:id="id20" draw:id="id20" draw:layer="layout" svg:width="4.953cm" svg:height="2.54cm" svg:x="7.712cm" svg:y="30.85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429cm" svg:height="1.673cm" svg:x="8.528cm" svg:y="31.261cm">
          <draw:text-box>
            <text:p>ευρετήριο XML</text:p>
          </draw:text-box>
        </draw:frame>
        <draw:custom-shape draw:style-name="gr31" draw:text-style-name="P2" xml:id="id18" draw:id="id18" draw:layer="layout" svg:width="4.953cm" svg:height="2.54cm" svg:x="13.212cm" svg:y="30.853cm">
          <text:p/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4.064cm" svg:height="1.778cm" svg:x="13.781cm" svg:y="31.261cm">
          <draw:text-box>
            <text:p>ευρετήριο</text:p>
            <text:p>περιγραφών</text:p>
          </draw:text-box>
        </draw:frame>
        <draw:custom-shape draw:style-name="gr31" draw:text-style-name="P2" draw:layer="layout" svg:width="4.953cm" svg:height="2.54cm" svg:x="18.712cm" svg:y="30.853cm">
          <text:p/>
          <draw:enhanced-geometry svg:viewBox="0 0 21600 21600" draw:type="rectangle" draw:enhanced-path="M 0 0 L 21600 0 21600 21600 0 21600 0 0 Z N"/>
        </draw:custom-shape>
        <draw:frame draw:style-name="gr33" draw:text-style-name="P1" xml:id="id21" draw:id="id21" draw:layer="layout" svg:width="4.84cm" svg:height="2.413cm" svg:x="18.828cm" svg:y="30.961cm">
          <draw:text-box>
            <text:p>ευρετήριο</text:p>
            <text:p>άλλων μορφών γνώσης</text:p>
          </draw:text-box>
        </draw:frame>
        <draw:connector draw:style-name="gr34" draw:text-style-name="P2" draw:layer="layout" draw:type="line" svg:x1="18.814cm" svg:y1="29.135cm" svg:x2="15.688cm" svg:y2="30.853cm" draw:start-shape="id17" draw:start-glue-point="2" draw:end-shape="id18" draw:end-glue-point="0" svg:d="M18814 29135l-3126 1718" svg:viewBox="0 0 3127 1719">
          <text:p/>
        </draw:connector>
        <draw:connector draw:style-name="gr35" draw:text-style-name="P2" draw:layer="layout" draw:type="curve" draw:line-skew="4.724cm" svg:x1="15.741cm" svg:y1="11.749cm" svg:x2="4.673cm" svg:y2="30.88cm" draw:start-shape="id9" draw:end-shape="id19" draw:end-glue-point="0" svg:d="M15741 11749c0 21415-11068 11850-11068 19131" svg:viewBox="0 0 11069 19132">
          <text:p/>
        </draw:connector>
        <draw:connector draw:style-name="gr25" draw:text-style-name="P2" draw:layer="layout" draw:type="curve" svg:x1="10.975cm" svg:y1="12.884cm" svg:x2="18.73cm" svg:y2="15.995cm" draw:start-shape="id5" draw:start-glue-point="2" draw:end-shape="id11" draw:end-glue-point="2" svg:d="M10975 12884c0 5416 7755 3861 7755 3111" svg:viewBox="0 0 7756 3908">
          <text:p/>
        </draw:connector>
        <draw:connector draw:style-name="gr35" draw:text-style-name="P2" draw:layer="layout" draw:type="curve" svg:x1="17.199cm" svg:y1="25.174cm" svg:x2="10.188cm" svg:y2="30.853cm" draw:start-shape="id16" draw:start-glue-point="3" draw:end-shape="id20" draw:end-glue-point="0" svg:d="M17199 25174c-4674 0-7011 1893-7011 5679" svg:viewBox="0 0 7012 5680">
          <text:p/>
        </draw:connector>
        <draw:connector draw:style-name="gr35" draw:text-style-name="P2" draw:layer="layout" draw:type="curve" draw:line-skew="2.347cm 6.637cm" svg:x1="21.207cm" svg:y1="15.158cm" svg:x2="21.248cm" svg:y2="30.961cm" draw:start-shape="id11" draw:start-glue-point="1" draw:end-shape="id21" draw:end-glue-point="0" svg:d="M21207 15158c4270 0 3559 7478 2502 11112s-2461 3422-2461 4691" svg:viewBox="0 0 3309 15804">
          <text:p/>
        </draw:connector>
        <draw:custom-shape draw:style-name="gr36" draw:text-style-name="P2" xml:id="id22" draw:id="id22" draw:layer="layout" svg:width="4.445cm" svg:height="3.937cm" svg:x="2.432cm" svg:y="36.349cm">
          <text:p text:style-name="P4">διαδικασιακή </text:p>
          <text:p text:style-name="P4">γνώση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7" draw:text-style-name="P1" draw:layer="layout" svg:width="5.345cm" svg:height="2.975cm" draw:transform="rotate (-1.57201805727129) translate (26.586cm 35.923cm)">
          <draw:text-box>
            <text:p>ΕΠΙΠΕΔΟ</text:p>
            <text:p>ΑΠΟΘΗΚΕΥΣΗΣ</text:p>
          </draw:text-box>
        </draw:frame>
        <draw:custom-shape draw:style-name="gr36" draw:text-style-name="P2" xml:id="id23" draw:id="id23" draw:layer="layout" svg:width="4.445cm" svg:height="3.937cm" svg:x="7.932cm" svg:y="36.349cm">
          <text:p text:style-name="P4">γνώση σε </text:p>
          <text:p text:style-name="P4">μορφή XM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2" xml:id="id24" draw:id="id24" draw:layer="layout" svg:width="4.445cm" svg:height="3.937cm" svg:x="13.432cm" svg:y="36.349cm">
          <text:p text:style-name="P4">περιγραφική </text:p>
          <text:p text:style-name="P4">γνώση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2" xml:id="id25" draw:id="id25" draw:layer="layout" svg:width="4.445cm" svg:height="3.937cm" svg:x="19.032cm" svg:y="36.349cm">
          <text:p text:style-name="P4">άλλες μορφές</text:p>
          <text:p text:style-name="P4">γνώσης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8" draw:text-style-name="P5" draw:layer="layout" draw:type="line" svg:x1="4.673cm" svg:y1="33.42cm" svg:x2="4.655cm" svg:y2="36.349cm" draw:start-shape="id19" draw:start-glue-point="2" draw:end-shape="id22" draw:end-glue-point="5" svg:d="M4673 33420l-18 2929" svg:viewBox="0 0 19 2930">
          <text:p/>
        </draw:connector>
        <draw:connector draw:style-name="gr38" draw:text-style-name="P5" draw:layer="layout" draw:type="line" svg:x1="10.188cm" svg:y1="33.393cm" svg:x2="10.155cm" svg:y2="36.349cm" draw:start-shape="id20" draw:start-glue-point="2" draw:end-shape="id23" draw:end-glue-point="5" svg:d="M10188 33393l-33 2956" svg:viewBox="0 0 34 2957">
          <text:p/>
        </draw:connector>
        <draw:connector draw:style-name="gr38" draw:text-style-name="P5" draw:layer="layout" draw:type="line" svg:x1="15.688cm" svg:y1="33.393cm" svg:x2="15.655cm" svg:y2="36.349cm" draw:start-shape="id18" draw:start-glue-point="2" draw:end-shape="id24" draw:end-glue-point="5" svg:d="M15688 33393l-33 2956" svg:viewBox="0 0 34 2957">
          <text:p/>
        </draw:connector>
        <draw:connector draw:style-name="gr38" draw:text-style-name="P5" draw:layer="layout" draw:type="line" svg:x1="21.248cm" svg:y1="33.374cm" svg:x2="21.255cm" svg:y2="36.349cm" draw:start-shape="id21" draw:start-glue-point="2" draw:end-shape="id25" draw:end-glue-point="5" svg:d="M21248 33374l7 2975" svg:viewBox="0 0 8 29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8-17T00:57:44.173997117</dc:date>
    <meta:editing-duration>PT1H27M55S</meta:editing-duration>
    <meta:editing-cycles>26</meta:editing-cycles>
    <meta:generator>LibreOffice/6.0.7.3$Linux_X86_64 LibreOffice_project/00m0$Build-3</meta:generator>
    <meta:document-statistic meta:object-count="80"/>
  </office:meta>
</office:document-meta>
</file>